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6">
            <text:p>6</text:p>
          </table:table-cell>
          <table:table-cell/>
          <table:table-cell table:style-name="ce3" table:formula="of:=SUM([.C1:.C7])" office:value-type="float" office:value="12">
            <text:p>12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7.75">
            <text:p>17.75</text:p>
          </table:table-cell>
          <table:table-cell/>
          <table:table-cell table:style-name="ce3" table:formula="of:=SUM([.C1:.C8])" office:value-type="float" office:value="29.75">
            <text:p>29.75</text:p>
          </table:table-cell>
          <table:table-cell table:style-name="ce4" office:value-type="date" office:date-value="2012-09-22">
            <text:p>22/09/12</text:p>
          </table:table-cell>
          <table:table-cell table:number-columns-repeated="2"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2" table:formula="of:=SUM([.C4:.C12])" office:value-type="float" office:value="163.75">
            <text:p>163.75</text:p>
          </table:table-cell>
          <table:table-cell table:style-name="ce5" office:value-type="date" office:date-value="2012-11-17">
            <text:p>17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>
          <table:table-cell table:number-columns-repeated="4"/>
          <table:table-cell table:style-name="ce2"/>
          <table:table-cell table:style-name="ce5"/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3" table:formula="of:=SUM([.C2:.C9])" office:value-type="float" office:value="73.75">
            <text:p>73.75</text:p>
          </table:table-cell>
          <table:table-cell table:style-name="ce4" office:value-type="date" office:date-value="2012-11-20">
            <text:p>20/11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1])" office:value-type="float" office:value="113.75">
            <text:p>113.7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6])" office:value-type="float" office:value="213.75">
            <text:p>213.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7])" office:value-type="float" office:value="253.75">
            <text:p>253.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09.75">
            <text:p>309.7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9])" office:value-type="float" office:value="325.75">
            <text:p>325.7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Unscheduled</text:p>
          </table:table-cell>
          <table:table-cell office:value-type="string">
            <text:p>Scary bunch of tasks we are not sure about yet</text:p>
          </table:table-cell>
          <table:table-cell office:value-type="float" office:value="21.5">
            <text:p>21.5</text:p>
          </table:table-cell>
          <table:table-cell/>
          <table:table-cell table:style-name="ce2" table:formula="of:=SUM([.C2:.C20])" office:value-type="float" office:value="347.25">
            <text:p>347.25</text:p>
          </table:table-cell>
          <table:table-cell table:style-name="ce4" office:value-type="string">
            <text:p>?????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21])" office:value-type="float" office:value="347.25">
            <text:p>347.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1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5T11:32:48</dc:date>
    <dc:creator>travis </dc:creator>
    <meta:editing-duration>PT148H05M58S</meta:editing-duration>
    <meta:editing-cycles>17</meta:editing-cycles>
    <meta:generator>OpenOffice.org/3.2$Linux OpenOffice.org_project/320m12$Build-9483</meta:generator>
    <meta:document-statistic meta:table-count="3" meta:cell-count="262" meta:object-count="0"/>
  </office:meta>
</office:document-meta>
</file>